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The Wonder Coders</text:span></text:p>
            <text:p>Co-founders</text:p>
            <text:p><text:span text:style-name="T2">Sam, Rhys and Fi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r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o show how hard it is to maintain the governments debt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urrent Sta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dykes</meta:initial-creator>
    <meta:creation-date>2014-07-31T11:56:02.004000000</meta:creation-date>
    <meta:editing-duration>PT23M26S</meta:editing-duration>
    <meta:editing-cycles>2</meta:editing-cycles>
    <dc:date>2014-07-31T13:19:10.339000000</dc:date>
    <dc:creator>sam dykes</dc:creator>
    <meta:document-statistic meta:object-count="36"/>
    <meta:generator>LibreOffice/4.3.0.4$Windows_x86 LibreOffice_project/62ad5818884a2fc2e5780dd45466868d41009ec0</meta:generator>
  </office:meta>
</office:document-meta>
</file>